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ndToMethodReturnValueHandler.setHeaderInitializer( @ Nullable MessageHeaderInitializer headerInit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ToMethodReturnValueHandler.setDefaultDestinationPrefix( String defaultDestination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ToMethodReturnValueHandler.createHeaders( @ Nullable String sessionId , MethodParameter return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ndToMethodReturnValueHandler.SendToMethodReturnValueHandler( SimpMessageSendingOperations messagingTemplate , boolean annotation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stinationHelper.DestinationHelper( MessageHeaders headers , @ Nullable SendToUser sendToUser , @ Nullable SendTo send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ndToMethodReturnValueHandler.getDestinationHelper( MessageHeaders headers , MethodParameter returnTyp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ndToMethodReturnValueHandler.getTargetDestinations( @ Nullable Annotation annotation , Message &lt; ? &gt; message , String defaultPrefi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ndToMethodReturnValueHandl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ToMethodReturnValueHandler.getHeaderInit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ToMethodReturnValueHandler.supportsReturnType( MethodParameter return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stinationHelper.getTemplateVariables( Message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ndToMethodReturnValueHandler.getDefaultUserDestination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Helper.expandTemplateVars( String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ToMethodReturnValueHandler.handleReturnValue( @ Nullable Object returnValue , MethodParameter returnType , Message &lt; ? &gt; messag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DestinationHelper.getSend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ToMethodReturnValueHandler.setDefaultUserDestination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Helper.getSendTo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ToMethodReturnValueHandler.getDefaultDestination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ToMethodReturnValueHandler.getUserName( Message &lt; ? &gt; message , MessageHeaders hea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